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150%" fo:text-align="start" style:justify-single-word="false"/>
      <style:text-properties fo:font-size="14pt" fo:font-style="normal" style:text-underline-style="none" fo:font-weight="normal" style:font-size-asian="12.25pt" style:font-style-asian="normal" style:font-weight-asian="normal" style:font-size-complex="14pt" style:font-style-complex="normal" style:font-weight-complex="normal"/>
    </style:style>
    <style:style style:name="P2" style:family="paragraph" style:parent-style-name="Standard">
      <style:paragraph-properties fo:line-height="150%" fo:text-align="center" style:justify-single-word="false"/>
      <style:text-properties fo:font-size="14pt" fo:font-style="normal" style:text-underline-style="none" fo:font-weight="normal" style:font-size-asian="12.25pt" style:font-style-asian="normal" style:font-weight-asian="normal" style:font-size-complex="14pt" style:font-style-complex="normal" style:font-weight-complex="normal"/>
    </style:style>
    <style:style style:name="P3" style:family="paragraph" style:parent-style-name="Standard">
      <style:paragraph-properties fo:line-height="150%" fo:text-align="start" style:justify-single-word="false"/>
      <style:text-properties fo:font-size="14pt" fo:font-style="normal" style:text-underline-style="none" fo:font-weight="bold" style:font-size-asian="12.25pt" style:font-style-asian="normal" style:font-weight-asian="bold" style:font-size-complex="14pt" style:font-style-complex="normal" style:font-weight-complex="bold"/>
    </style:style>
    <style:style style:name="P4" style:family="paragraph" style:parent-style-name="Standard">
      <style:paragraph-properties fo:line-height="150%" fo:text-align="start"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5" style:family="paragraph" style:parent-style-name="Standard">
      <style:paragraph-properties fo:line-height="150%" fo:text-align="start" style:justify-single-word="false"/>
      <style:text-properties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P6" style:family="paragraph" style:parent-style-name="Standard">
      <style:paragraph-properties fo:margin-left="0cm" fo:margin-right="0cm" fo:line-height="150%" fo:text-align="center" style:justify-single-word="false" fo:text-indent="0cm" style:auto-text-indent="false" style:shadow="none"/>
      <style:text-properties fo:font-size="16pt" fo:font-style="italic" style:text-underline-style="solid" style:text-underline-width="auto" style:text-underline-color="font-color" fo:font-weight="bold" style:font-size-asian="16pt" style:font-style-asian="italic" style:font-weight-asian="bold" style:font-size-complex="16pt" style:font-style-complex="italic" style:font-weight-complex="bold"/>
    </style:style>
    <style:style style:name="P7" style:family="paragraph" style:parent-style-name="Standard">
      <style:paragraph-properties fo:line-height="150%" fo:text-align="start"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8" style:family="paragraph" style:parent-style-name="Standard" style:list-style-name="L1">
      <style:paragraph-properties fo:line-height="150%" fo:text-align="start"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9" style:family="paragraph" style:parent-style-name="Standard" style:list-style-name="L2">
      <style:paragraph-properties fo:line-height="150%" fo:text-align="start"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10" style:family="paragraph" style:parent-style-name="Standard">
      <style:paragraph-properties fo:line-height="150%" fo:text-align="start" style:justify-single-word="false"/>
      <style:text-properties fo:font-size="12pt" fo:font-style="normal" style:text-underline-style="none" fo:font-weight="bold" style:font-size-asian="10.5pt" style:font-style-asian="normal" style:font-weight-asian="bold" style:font-size-complex="12pt" style:font-style-complex="normal" style:font-weight-complex="bold"/>
    </style:style>
    <style:style style:name="P11" style:family="paragraph" style:parent-style-name="Standard">
      <style:paragraph-properties fo:line-height="150%" fo:text-align="start" style:justify-single-word="false"/>
      <style:text-properties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P12" style:family="paragraph" style:parent-style-name="Standard" style:list-style-name="L1">
      <style:paragraph-properties fo:line-height="150%" fo:text-align="start" style:justify-single-word="false"/>
      <style:text-properties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style:text-underline-style="none" fo:font-weight="bold" style:font-weight-asian="bold" style:font-weight-complex="bold"/>
    </style:style>
    <style:style style:name="T4" style:family="text">
      <style:text-properties fo:font-size="12pt" style:font-size-asian="10.5pt" style:font-size-complex="12pt"/>
    </style:style>
    <style:style style:name="T5" style:family="text">
      <style:text-properties fo:font-size="12pt" fo:font-weight="bold" style:font-size-asian="10.5pt" style:font-weight-asian="bold" style:font-size-complex="12pt" style:font-weight-complex="bold"/>
    </style:style>
    <style:style style:name="T6" style:family="text">
      <style:text-properties fo:font-size="12pt" fo:font-weight="normal" style:font-size-asian="10.5pt" style:font-weight-asian="normal" style:font-size-complex="12pt" style:font-weight-complex="normal"/>
    </style:style>
    <style:style style:name="T7" style:family="text">
      <style:text-properties fo:font-style="italic" fo:font-weight="bold" style:font-style-asian="italic" style:font-weight-asian="bold" style:font-style-complex="italic"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0 Project Definition</text:p>
      <text:p text:style-name="P1"/>
      <text:p text:style-name="P3"><text:tab/><text:span text:style-name="T4">1.1 About our group:</text:span></text:p>
      <text:p text:style-name="P3"><text:span text:style-name="T4"><text:tab/></text:span><text:span text:style-name="T6">Our group consists of 3 people from Cork Institute of Technology: </text:span></text:p>
      <text:p text:style-name="P4"><text:tab/><text:tab/><text:tab/><text:tab/><text:tab/><text:tab/>Rouslan Placella (DCOM3)</text:p>
      <text:p text:style-name="P4"><text:tab/><text:tab/><text:tab/><text:tab/><text:tab/><text:tab/>Gary Brady (DNET3)</text:p>
      <text:p text:style-name="P4"><text:tab/><text:tab/><text:tab/><text:tab/><text:tab/><text:tab/>Preslav Petkov (DCOM3)</text:p>
      <text:p text:style-name="P1"/>
      <text:p text:style-name="P1"><text:tab/><text:span text:style-name="T5">1.2 Description:</text:span></text:p>
      <text:p text:style-name="P4"><text:tab/>The project's name is College Social Connections. It will consist of a smart phone application and a PHP website with Joomla CMS. <text:s/>The main goal of this project is to substitute the sheets of paper <text:s/>that lecturers use all the time for taking attendance, grading students etc. and make life easier for them by doing everyday, work related, tasks on their smart phones or the website instead. Students should also be able to view grades, their attendance etc. on their smart phones or the website that we are providing .We are given 2 months to achieve that goal. The project's start date is 28/01/13 and the deadline is on the 29/03/13.</text:p>
      <text:p text:style-name="P4"/>
      <text:p text:style-name="P5"><text:span text:style-name="T3"><text:tab/>1.3 Approach:</text:span></text:p>
      <text:p text:style-name="P5"><text:span text:style-name="T3"><text:tab/></text:span><text:span text:style-name="T2">We are going to take up an agile approach. Our highest priority will be to satisfy the “customer” and meet the requirements. Our plan is to have regular team meetings and work closely with our supervisor. </text:span></text:p>
      <text:p text:style-name="P2"/>
      <text:p text:style-name="P4"><text:tab/><text:span text:style-name="T1">1.4 Project phases:</text:span></text:p>
      <text:list xml:id="list1585388875" text:style-name="L1">
        <text:list-item>
          <text:p text:style-name="P12">Requirements Specification<text:span text:style-name="T2">- First of all, we will need to find out who the stakeholders are, and their interactions with the system. Gathering requirements and documenting them is the next step. We will develop Use Case diagrams or different for better understanding of the problem. <text:s/>They will also be used as test cases when the system is developed. The deadline for the Requirements Specification document is 08/02/13.</text:span></text:p>
          <text:p text:style-name="P8"/>
        </text:list-item>
        <text:list-item>
          <text:p text:style-name="P12">Design<text:span text:style-name="T2">- In this phase, we will need to design the system. Our objective is to make a simple, efficient, flexible, maintainable, secure, reliable and object-oriented design. We will used diagrams, such as UML, to illustrate the design and interactions between classes. The deadline for the design is 01/03/13.</text:span></text:p>
          <text:p text:style-name="P8"><text:soft-page-break/></text:p>
        </text:list-item>
        <text:list-item>
          <text:p text:style-name="P12">Implementation<text:span text:style-name="T2">- In this phase we are going to implement the design that we have built. We are going to be using github(</text:span><text:a xlink:type="simple" xlink:href="http://www.github.com/">www.github.com</text:a><text:span text:style-name="T2">) as our </text:span><text:span text:style-name="T7">??source code system??</text:span><text:span text:style-name="T2">. The deadline for the implementation is 22/03/13.</text:span></text:p>
          <text:p text:style-name="P8"/>
        </text:list-item>
        <text:list-item>
          <text:p text:style-name="P12">Testing and identification of failings, further developments<text:span text:style-name="T2">- <text:s/>In this phase, we are going to test the system that we have built. We are going to take up a distructive approach, meaning our goal, while testing, will be to prove that the system fails. After we have found the failings we are going to fix them. The deadline for the testing is 27/03/13.</text:span></text:p>
          <text:p text:style-name="P8"/>
        </text:list-item>
        <text:list-item>
          <text:p text:style-name="P12">Documentation<text:span text:style-name="T2">- The documentation of this project will be an ongoing process during all the phases. The deadline for the documentation is 29/03/13.</text:span></text:p>
        </text:list-item>
      </text:list>
      <text:p text:style-name="P4"/>
      <text:p text:style-name="P5"><text:span text:style-name="T2"><text:tab/></text:span><text:span text:style-name="T3">1.5 Challanges:</text:span></text:p>
      <text:p text:style-name="P4"><text:tab/>We are expecting to meet some challanges which include:</text:p>
      <text:list xml:id="list1359639087" text:style-name="L2">
        <text:list-item>
          <text:p text:style-name="P9">Develop a working and user friendly system.</text:p>
        </text:list-item>
        <text:list-item>
          <text:p text:style-name="P9">Deliver the working product on time.</text:p>
        </text:list-item>
        <text:list-item>
          <text:p text:style-name="P9">Meet the requirements given.</text:p>
        </text:list-item>
        <text:list-item>
          <text:p text:style-name="P9">Using new tools we have not used before.</text:p>
        </text:list-item>
        <text:list-item>
          <text:p text:style-name="P9">Addressing the right problems for the right reasons.</text:p>
        </text:list-item>
        <text:list-item>
          <text:p text:style-name="P9">Creating a good project control.</text:p>
        </text:list-item>
        <text:list-item>
          <text:p text:style-name="P9">Developing a product that is flexible and maintenable.</text:p>
        </text:list-item>
        <text:list-item>
          <text:p text:style-name="P9">Developing a product that people would want to use.</text:p>
        </text:list-item>
      </text:list>
      <text:p text:style-name="P4"/>
      <text:p text:style-name="P5"><text:span text:style-name="T2"><text:tab/></text:span></text:p>
      <text:p text:style-name="P5"><text:span text:style-name="T2"/></text:p>
      <text:p text:style-name="P5"><text:span text:style-name="T2"><text:tab/></text:span></text:p>
      <text:p text:style-name="P5"><text:span text:style-name="T2"/></text:p>
      <text:p text:style-name="P5"><text:span text:style-name="T2"><text:tab/></text:span></text:p>
      <text:p text:style-name="P4"/>
      <text:p text:style-name="P4"/>
      <text:p text:style-name="P10"/>
      <text:p text:style-name="P10"><text:tab/></text:p>
      <text:p text:style-name="P10"><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reslav Petkov</meta:initial-creator>
    <meta:creation-date>2013-01-22T16:11:07</meta:creation-date>
    <meta:generator>LibreOffice/3.5$Linux_X86_64 LibreOffice_project/350m1$Build-2</meta:generator>
    <dc:date>2013-01-22T19:09:42</dc:date>
    <dc:creator>Preslav Petkov</dc:creator>
    <meta:editing-duration>PT35M25S</meta:editing-duration>
    <meta:editing-cycles>7</meta:editing-cycles>
    <meta:document-statistic meta:table-count="0" meta:image-count="0" meta:object-count="0" meta:page-count="3" meta:paragraph-count="30" meta:word-count="492" meta:character-count="2949" meta:non-whitespace-character-count="2459"/>
  </office:meta>
</office:document-meta>
</file>